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/>
  <office:automatic-styles>
    <style:style style:family="paragraph" style:name="P1" style:parent-style-name="Standard">
      <style:text-properties xmlns:officeooo="http://openoffice.org/2009/office" officeooo:paragraph-rsid="00087b67" officeooo:rsid="00087b67"/>
    </style:style>
    <style:style style:family="paragraph" style:name="P5" style:parent-style-name="Title">
      <style:text-properties xmlns:officeooo="http://openoffice.org/2009/office" officeooo:paragraph-rsid="00087b67" officeooo:rsid="00087b67"/>
    </style:style>
    <style:style style:family="text" style:name="T4">
      <style:text-properties xmlns:officeooo="http://openoffice.org/2009/office" officeooo:rsid="001751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ir<text:span text:style-name="T4">st </text:span>Lette<text:span text:style-name="T4">r</text:span> for Me</text:p>
      <text:p text:style-name="P1"/>
      <text:p text:style-name="P1">c/o Garden City Group, LLC</text:p>
      <text:p text:style-name="P1">Claims Administrator</text:p>
      <text:p text:style-name="P1">10053369</text:p>
    </office:text>
  </office:body>
</office:document-content>
</file>

<file path=styles.xml><?xml version="1.0" encoding="utf-8"?>
<office:document-styles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 style:writing-mode="lr-tb">
        <style:tab-stops/>
      </style:paragraph-properties>
      <style:text-properties fo:country="GB" fo:font-size="12pt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GB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xmlns:loext="urn:org:documentfoundation:names:experimental:office:xmlns:loext:1.0" fo:keep-with-next="always" fo:margin-bottom="0.212cm" fo:margin-top="0.423cm" loext:contextual-spacing="false"/>
      <style:text-properties fo:font-family="'Liberation Sans'" fo:font-size="14pt" style:font-family-asian="'Droid Sans Fallback'" style:font-family-complex="FreeSans" style:font-family-generic="swiss" style:font-family-generic-asian="system" style:font-family-generic-complex="system" style:font-name="Liberation Sans" style:font-name-asian="Droid Sans Fallback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xmlns:loext="urn:org:documentfoundation:names:experimental:office:xmlns:loext:1.0" fo:line-height="120%" fo:margin-bottom="0.247cm" fo:margin-top="0cm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xmlns:loext="urn:org:documentfoundation:names:experimental:office:xmlns:loext:1.0" fo:margin-bottom="0.212cm" fo:margin-top="0.212cm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html" style:family="paragraph" style:name="Quotations" style:parent-style-name="Standard">
      <style:paragraph-properties xmlns:loext="urn:org:documentfoundation:names:experimental:office:xmlns:loext:1.0" fo:margin-bottom="0.499cm" fo:margin-left="1cm" fo:margin-right="1cm" fo:margin-top="0cm" fo:text-indent="0cm" loext:contextual-spacing="false" style:auto-text-indent="false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28pt" fo:font-weight="bold" style:font-size-asian="28pt" style:font-size-complex="2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xmlns:loext="urn:org:documentfoundation:names:experimental:office:xmlns:loext:1.0" fo:margin-bottom="0.212cm" fo:margin-top="0.106cm" fo:text-align="center" loext:contextual-spacing="false" style:justify-single-word="false"/>
      <style:text-properties fo:font-size="18pt" style:font-size-asian="18pt" style:font-size-complex="18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xmlns:loext="urn:org:documentfoundation:names:experimental:office:xmlns:loext:1.0" fo:margin-bottom="0.212cm" fo:margin-top="0.423cm" loext:contextual-spacing="false"/>
      <style:text-properties fo:font-size="130%" fo:font-weight="bold" style:font-size-asian="130%" style:font-size-complex="130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paragraph-properties xmlns:loext="urn:org:documentfoundation:names:experimental:office:xmlns:loext:1.0" fo:margin-bottom="0.212cm" fo:margin-top="0.353cm" loext:contextual-spacing="false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xmlns:loext="urn:org:documentfoundation:names:experimental:office:xmlns:loext:1.0" fo:margin-bottom="0.212cm" fo:margin-top="0.247cm" loext:contextual-spacing="false"/>
      <style:text-properties fo:color="#808080" fo:font-size="14pt" fo:font-weight="bold" style:font-size-asian="14pt" style:font-size-complex="14pt" style:font-weight-asian="bold" style:font-weight-complex="bold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initial-creator>space </meta:initial-creator>
    <meta:creation-date>2015-07-02T19:57:10.062606075</meta:creation-date>
    <dc:date>2015-10-07T09:46:28.119Z</dc:date>
    <meta:editing-cycles>56</meta:editing-cycles>
    <meta:generator>WebODF/0.5.7 Mozilla/5.0 (X11; Ubuntu; Linux x86_64; rv:41.0) Gecko/20100101 Firefox/41.0</meta:generator>
    <dc:creator>WebODF-Curious</dc:creator>
  </office:meta>
</office:document-meta>
</file>